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83f1e" officeooo:paragraph-rsid="00183f1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3f1e" officeooo:paragraph-rsid="00183f1e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3f1e" officeooo:paragraph-rsid="00183f1e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7052" officeooo:paragraph-rsid="00187052" style:font-size-asian="12pt" style:font-weight-asian="bold" style:font-size-complex="12pt" style:font-weight-complex="bold"/>
    </style:style>
    <style:style style:name="P7" style:family="paragraph" style:parent-style-name="Text_20_body" style:list-style-name="L9">
      <style:text-properties fo:font-variant="normal" fo:text-transform="none" fo:color="#333333" style:font-name="Liberation Serif" fo:font-size="12pt" fo:letter-spacing="normal" fo:font-style="normal" fo:font-weight="bold" officeooo:rsid="0018913b" officeooo:paragraph-rsid="0018913b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c6ac" officeooo:paragraph-rsid="0018c6ac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90b07" officeooo:paragraph-rsid="00190b07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90b07" officeooo:paragraph-rsid="0019d661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9d661" officeooo:paragraph-rsid="0019d661" style:font-size-asian="12pt" style:font-weight-asian="bold" style:font-size-complex="12pt" style:font-weight-complex="bold"/>
    </style:style>
    <style:style style:name="P12" style:family="paragraph" style:parent-style-name="Text_20_body" style:list-style-name="L20">
      <style:text-properties fo:font-variant="normal" fo:text-transform="none" fo:color="#333333" style:font-name="Liberation Serif" fo:font-size="12pt" fo:letter-spacing="normal" fo:font-style="normal" fo:font-weight="bold" officeooo:rsid="0019d661" officeooo:paragraph-rsid="0019d661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b403e" officeooo:paragraph-rsid="001b403e" style:font-size-asian="12pt" style:font-weight-asian="bold" style:font-size-complex="12pt" style:font-weight-complex="bold"/>
    </style:style>
    <style:style style:name="P14" style:family="paragraph" style:parent-style-name="Text_20_body" style:list-style-name="L21">
      <style:text-properties fo:font-variant="normal" fo:text-transform="none" fo:color="#333333" style:font-name="Liberation Serif" fo:font-size="12pt" fo:letter-spacing="normal" fo:font-style="normal" fo:font-weight="bold" officeooo:rsid="001b403e" officeooo:paragraph-rsid="001b403e" style:font-size-asian="12pt" style:font-weight-asian="bold" style:font-size-complex="12pt" style:font-weight-complex="bold"/>
    </style:style>
    <style:style style:name="P15" style:family="paragraph" style:parent-style-name="Text_20_body" style:list-style-name="L22">
      <style:text-properties fo:font-variant="normal" fo:text-transform="none" fo:color="#333333" style:font-name="Liberation Serif" fo:font-size="12pt" fo:letter-spacing="normal" fo:font-style="normal" fo:font-weight="bold" officeooo:rsid="001b403e" officeooo:paragraph-rsid="001b403e" style:font-size-asian="12pt" style:font-weight-asian="bold" style:font-size-complex="12pt" style:font-weight-complex="bold"/>
    </style:style>
    <style:style style:name="P16" style:family="paragraph" style:parent-style-name="Text_20_body" style:list-style-name="L16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0b07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"/>
    </style:style>
    <style:style style:name="P19" style:family="paragraph" style:parent-style-name="Text_20_body">
      <style:text-properties fo:font-weight="bold" officeooo:rsid="00183f1e" officeooo:paragraph-rsid="00183f1e" style:font-weight-asian="bold" style:font-weight-complex="bold"/>
    </style:style>
    <style:style style:name="P20" style:family="paragraph" style:parent-style-name="Text_20_body">
      <style:text-properties officeooo:paragraph-rsid="00183f1e"/>
    </style:style>
    <style:style style:name="P21" style:family="paragraph" style:parent-style-name="Text_20_body" style:list-style-name="L3"/>
    <style:style style:name="P22" style:family="paragraph" style:parent-style-name="Text_20_body" style:list-style-name="L4">
      <style:text-properties officeooo:paragraph-rsid="00183f1e"/>
    </style:style>
    <style:style style:name="P23" style:family="paragraph" style:parent-style-name="Text_20_body" style:list-style-name="L4">
      <style:text-properties officeooo:rsid="00187052" officeooo:paragraph-rsid="00187052"/>
    </style:style>
    <style:style style:name="P24" style:family="paragraph" style:parent-style-name="Text_20_body">
      <style:text-properties officeooo:rsid="00187052" officeooo:paragraph-rsid="00187052"/>
    </style:style>
    <style:style style:name="P25" style:family="paragraph" style:parent-style-name="Text_20_body" style:list-style-name="L8">
      <style:text-properties officeooo:rsid="00187052" officeooo:paragraph-rsid="00187052"/>
    </style:style>
    <style:style style:name="P26" style:family="paragraph" style:parent-style-name="Text_20_body">
      <style:text-properties officeooo:paragraph-rsid="00187052"/>
    </style:style>
    <style:style style:name="P27" style:family="paragraph" style:parent-style-name="Text_20_body" style:list-style-name="L7">
      <style:text-properties officeooo:paragraph-rsid="00187052"/>
    </style:style>
    <style:style style:name="P28" style:family="paragraph" style:parent-style-name="Text_20_body" style:list-style-name="L8">
      <style:text-properties officeooo:paragraph-rsid="00187052"/>
    </style:style>
    <style:style style:name="P29" style:family="paragraph" style:parent-style-name="Text_20_body">
      <style:text-properties officeooo:paragraph-rsid="0018913b"/>
    </style:style>
    <style:style style:name="P30" style:family="paragraph" style:parent-style-name="Text_20_body" style:list-style-name="L12">
      <style:text-properties officeooo:paragraph-rsid="0018913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6ac" style:font-weight-asian="normal" style:font-weight-complex="normal"/>
    </style:style>
    <style:style style:name="T3" style:family="text">
      <style:text-properties fo:font-weight="normal" officeooo:rsid="001b403e" style:font-weight-asian="normal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83f1e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183f1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187052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18913b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18c6ac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bold" officeooo:rsid="00183f1e" style:font-size-asian="12pt" style:font-weight-asian="bold" style:font-size-complex="12pt" style:font-weight-complex="bold"/>
    </style:style>
    <style:style style:name="T13" style:family="text">
      <style:text-properties style:font-name="Liberation Serif"/>
    </style:style>
    <text:list-style style:name="L1">
      <text:list-level-style-bullet text:level="1" text:style-name="Bullet_20_Symbols" style:num-suffix="." text:bullet-char="•">
        <style:list-level-properties text:space-before="0.2547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08in" fo:text-indent="-0.25in" fo:margin-left="0.7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08in" fo:text-indent="-0.25in" fo:margin-left="1.0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08in" fo:text-indent="-0.25in" fo:margin-left="1.2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08in" fo:text-indent="-0.25in" fo:margin-left="1.5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08in" fo:text-indent="-0.25in" fo:margin-left="1.7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08in" fo:text-indent="-0.25in" fo:margin-left="2.0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08in" fo:text-indent="-0.25in" fo:margin-left="2.2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08in" fo:text-indent="-0.25in" fo:margin-left="2.5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08in" fo:text-indent="-0.25in" fo:margin-left="2.7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08in" fo:text-indent="-0.25in" fo:margin-left="3.000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73in" fo:text-indent="-0.25in" fo:margin-left="1.167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73in" fo:text-indent="-0.25in" fo:margin-left="1.417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3in" fo:text-indent="-0.25in" fo:margin-left="1.667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73in" fo:text-indent="-0.25in" fo:margin-left="1.917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73in" fo:text-indent="-0.25in" fo:margin-left="2.167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73in" fo:text-indent="-0.25in" fo:margin-left="2.417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73in" fo:text-indent="-0.25in" fo:margin-left="2.667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73in" fo:text-indent="-0.25in" fo:margin-left="2.917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73in" fo:text-indent="-0.25in" fo:margin-left="3.1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73in" fo:text-indent="-0.25in" fo:margin-left="3.4173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25in" fo:text-indent="-0.25in" fo:margin-left="0.5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25in" fo:text-indent="-0.25in" fo:margin-left="0.7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25in" fo:text-indent="-0.25in" fo:margin-left="1.0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25in" fo:text-indent="-0.25in" fo:margin-left="1.2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25in" fo:text-indent="-0.25in" fo:margin-left="1.5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25in" fo:text-indent="-0.25in" fo:margin-left="1.7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25in" fo:text-indent="-0.25in" fo:margin-left="2.0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25in" fo:text-indent="-0.25in" fo:margin-left="2.2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25in" fo:text-indent="-0.25in" fo:margin-left="2.5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25in" fo:text-indent="-0.25in" fo:margin-left="2.792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4">User Documentation</text:span></text:p>
      <text:p text:style-name="P3">Bo Zhou, Baihong Qi, Yueran Sun</text:p>
      <text:p text:style-name="P19">Introduction:</text:p>
      <text:p text:style-name="Text_20_body"><text:span text:style-name="T6">This is a </text:span><text:span text:style-name="T5">web-based database application system that provides service to its clients for storing, sharing, and searching their photos. </text:span><text:span text:style-name="T6">It has the following features:</text:span></text:p>
      <text:list xml:id="list4639904672304026169" text:style-name="L3">
        <text:list-item>
          <text:p text:style-name="P21"><text:span text:style-name="T13">upload and store photos;</text:span></text:p>
        </text:list-item>
        <text:list-item>
          <text:p text:style-name="P21"><text:span text:style-name="T13">enter and update the descriptive information for photos;</text:span></text:p>
        </text:list-item>
        <text:list-item>
          <text:p text:style-name="P21"><text:span text:style-name="T13">specify the access privileges for your friends and/or public to share your photos;</text:span></text:p>
        </text:list-item>
        <text:list-item>
          <text:p text:style-name="P21"><text:span text:style-name="T13">search for photos with given words and/or other specified conditions; and</text:span></text:p>
        </text:list-item>
        <text:list-item>
          <text:p text:style-name="P21"><text:span text:style-name="T13">generate and display a data analysis report.</text:span></text:p>
        </text:list-item>
      </text:list>
      <text:p text:style-name="P20"/>
      <text:p text:style-name="P20"><text:span text:style-name="T12">Installation Guideline:</text:span></text:p>
      <text:list xml:id="list7376901971137707074" text:style-name="L4">
        <text:list-item>
          <text:p text:style-name="P22"><text:span text:style-name="T8">Copy all .php <text:s/>and .html files to the folder for the php enabled web server</text:span></text:p>
        </text:list-item>
        <text:list-item>
          <text:p text:style-name="P23"><text:span text:style-name="T7">set These files have proper permission</text:span></text:p>
        </text:list-item>
        <text:list-item>
          <text:p text:style-name="P22"><text:span text:style-name="T8">Make sure that the proper user and password for the oracle database is set in </text:span></text:p>
        </text:list-item>
      </text:list>
      <text:p text:style-name="P26"><text:span text:style-name="T8"><text:s text:c="12"/></text:span><text:span text:style-name="T9">connDB.php</text:span></text:p>
      <text:list xml:id="list5613842719148554804" text:style-name="L8">
        <text:list-item>
          <text:p text:style-name="P28"><text:span text:style-name="T9">Run the sql statement in user_tables.sql, this is <text:s/>the sql statement to set up </text:span></text:p>
          <text:p text:style-name="P25"><text:span text:style-name="T7">tables needed for the application</text:span></text:p>
        </text:list-item>
        <text:list-item>
          <text:p text:style-name="P25"><text:span text:style-name="T7">Start the application by accessing index.php through the websever</text:span></text:p>
        </text:list-item>
      </text:list>
      <text:p text:style-name="P24"><text:span text:style-name="T7"/></text:p>
      <text:p text:style-name="P6">Manual for each module<text:span text:style-name="T1">: </text:span></text:p>
      <text:list xml:id="list2678889869870701127" text:style-name="L9">
        <text:list-item>
          <text:p text:style-name="P7"><text:span text:style-name="T1">Register: <text:s/></text:span></text:p>
        </text:list-item>
      </text:list>
      <text:list xml:id="list7253393609113409552" text:style-name="L12">
        <text:list-item>
          <text:p text:style-name="P30"><text:span text:style-name="T10">First time user </text:span></text:p>
          <text:p text:style-name="P30"><text:span text:style-name="T10">Under the form of Sign up now, you can sign up a new accout if you are </text:span></text:p>
        </text:list-item>
      </text:list>
      <text:list xml:id="list22137898223773" text:continue-list="list2678889869870701127" text:style-name="L9">
        <text:list-header>
          <text:p text:style-name="P7"><text:span text:style-name="T1">a new user. Fill in the blank about your personal information. <text:s/>Click sign up </text:span><text:span text:style-name="T2">to create the new account an sign in automatically.</text:span></text:p>
        </text:list-header>
      </text:list>
      <text:p text:style-name="P29"><text:span text:style-name="T11"><text:s text:c="6"/>2. <text:s text:c="4"/>Exsiting user</text:span></text:p>
      <text:p text:style-name="P8"><text:soft-page-break/><text:span text:style-name="T1"><text:s text:c="10"/>Fill in the username and password under login page to signin </text:span></text:p>
      <text:list xml:id="list4282936372216828494" text:style-name="L16">
        <text:list-item>
          <text:p text:style-name="P16">All photos</text:p>
        </text:list-item>
      </text:list>
      <text:p text:style-name="P17">explore photo </text:p>
      <text:p text:style-name="P9"><text:span text:style-name="T1">1. all popular photoss is all photos except the private photos, ranked by the times viewed by different user.</text:span></text:p>
      <text:p text:style-name="P9"><text:span text:style-name="T1">2. others users' photo;</text:span></text:p>
      <text:p text:style-name="P10"><text:span text:style-name="T1">All the photo an user can view of other users, include the photo of the group and public photos</text:span></text:p>
      <text:p text:style-name="P10"><text:span text:style-name="T1">Manage photo</text:span></text:p>
      <text:p text:style-name="P9"><text:span text:style-name="T1">1. <text:s/>user can manage all the photos of his own.</text:span></text:p>
      <text:p text:style-name="P11"><text:span text:style-name="T1">2. <text:s/>user can edit a photo by click the edit button. The user can edit the information of a photo</text:span></text:p>
      <text:p text:style-name="P11"><text:span text:style-name="T1">click save to canfirm updates and cancel to terminate uopdate</text:span></text:p>
      <text:p text:style-name="P11"><text:span text:style-name="T1">3. <text:s/>user can detele his own photo by clicking the DELETE button</text:span></text:p>
      <text:list xml:id="list2525675597823566427" text:style-name="L20">
        <text:list-item>
          <text:p text:style-name="P12"><text:span text:style-name="T1">upload photo </text:span></text:p>
        </text:list-item>
      </text:list>
      <text:p text:style-name="P11"><text:span text:style-name="T1">upload one file:</text:span></text:p>
      <text:p text:style-name="P11"><text:span text:style-name="T1">1. chooing a file from the local computer by click CHOOSE FILE button</text:span></text:p>
      <text:p text:style-name="P11"><text:span text:style-name="T1">2. select the permision of the photo, it can be private, public, </text:span><text:span text:style-name="T3">or be visible to a group</text:span></text:p>
      <text:p text:style-name="P13"><text:span text:style-name="T3">3. </text:span><text:span text:style-name="T1">add information for a photo, you can level blank for the optional items.</text:span></text:p>
      <text:p text:style-name="P13"><text:span text:style-name="T1">4. click upload to upload your file to the database</text:span></text:p>
      <text:p text:style-name="P13"><text:span text:style-name="T1">upload folder</text:span></text:p>
      <text:p text:style-name="P13"><text:span text:style-name="T1">Similar to upload one file, you can upload all the files in a folder</text:span></text:p>
      <text:list xml:id="list2629768221816503230" text:style-name="L21">
        <text:list-item>
          <text:p text:style-name="P14"><text:span text:style-name="T1">Group</text:span></text:p>
        </text:list-item>
      </text:list>
      <text:p text:style-name="P13"><text:span text:style-name="T1">Add new group:</text:span></text:p>
      <text:p text:style-name="P13"><text:span text:style-name="T1">User <text:s/>can create a new group of hi own by input a group name in the blank and click add</text:span></text:p>
      <text:p text:style-name="P13"><text:span text:style-name="T1">Group management</text:span></text:p>
      <text:p text:style-name="P13"><text:span text:style-name="T1">1. user can select a group you would likto edit,</text:span></text:p>
      <text:p text:style-name="P13"><text:span text:style-name="T1">2. choose a user you would like to add as a friend in this group</text:span></text:p>
      <text:p text:style-name="P13"><text:span text:style-name="T1">3. user can add a notice for this frined optionally</text:span></text:p>
      <text:p text:style-name="P13"><text:span text:style-name="T1">4. user can manage his own group, <text:tab/>DELETE FROM FRIENDS, update a a friends notice.</text:span></text:p>
      <text:p text:style-name="P13"><text:span text:style-name="T1">5. user can delete a whole group by DELETE THIS GROUP</text:span></text:p>
      <text:list xml:id="list4328767078864994222" text:style-name="L22">
        <text:list-item>
          <text:p text:style-name="P15"><text:soft-page-break/><text:span text:style-name="T1">advance search</text:span></text:p>
        </text:list-item>
      </text:list>
      <text:p text:style-name="P13"><text:span text:style-name="T1">user can search all the photos we can access to, including his own photo, photo of his group or public photo.</text:span></text:p>
      <text:p text:style-name="P13"><text:span text:style-name="T1">1. you can search photo by a list of keyword and/or a time period</text:span></text:p>
      <text:p text:style-name="P13"><text:span text:style-name="T1">2. the result can be rank by timestamp</text:span></text:p>
      <text:p text:style-name="P13"><text:span text:style-name="T1">4. click SEARCH <text:s/>for result</text:span></text:p>
      <text:p text:style-name="P8"><text:span text:style-name="T1"><text:s text:c="5"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24"><text:span text:style-name="T7"/></text:p>
      <text:list xml:id="list533396160052759447" text:style-name="L7">
        <text:list-header>
          <text:p text:style-name="P27"><text:span text:style-name="T9"/></text:p>
        </text:list-header>
      </text:list>
      <text:p text:style-name="P5"/>
      <text:p text:style-name="P5"/>
      <text:p text:style-name="P5"/>
      <text:p text:style-name="P18"/>
      <text:p text:style-name="Text_20_body"/>
      <text:p text:style-name="Text_20_body"/>
      <text:p text:style-name="P4"/>
      <text:p text:style-name="Text_20_body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ihong Qi</meta:initial-creator>
    <meta:creation-date>2016-04-01T00:39:06.495459180</meta:creation-date>
    <dc:date>2016-04-01T02:21:37.563494872</dc:date>
    <dc:creator>Baihong Qi</dc:creator>
    <meta:editing-duration>PT23M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57" meta:word-count="537" meta:character-count="2889" meta:non-whitespace-character-count="2368"/>
  </office:meta>
</office:document-meta>
</file>